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="Times New Roman" style:font-name-complex="Times New Roman"/>
    </style:style>
    <style:style style:name="P3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7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8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8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3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0" style:parent-style-name="Standard" style:family="paragraph">
      <style:text-properties style:font-name="Times New Roman" style:font-name-complex="Times New Roman"/>
    </style:style>
    <style:style style:name="P41" style:parent-style-name="Standard" style:family="paragraph">
      <style:text-properties style:font-name="Times New Roman" style:font-name-complex="Times New Roman"/>
    </style:style>
    <style:style style:name="P4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3" style:parent-style-name="Standard" style:family="paragraph">
      <style:text-properties style:font-name="Times New Roman" style:font-name-complex="Times New Roman"/>
    </style:style>
    <style:style style:name="P4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55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56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57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2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6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72" style:parent-style-name="Standard" style:family="paragraph">
      <style:paragraph-properties fo:text-align="justify"/>
    </style:style>
    <style:style style:name="T73" style:parent-style-name="Fonteparág.padrão" style:family="text">
      <style:text-properties style:font-name="Courier New" fo:font-size="10pt" style:font-size-asian="10pt" style:font-size-complex="10pt"/>
    </style:style>
    <style:style style:name="T74" style:parent-style-name="Fonteparág.padrão" style:family="text">
      <style:text-properties style:font-name="Courier New" fo:color="#999999" fo:font-size="10pt" style:font-size-asian="10pt" style:font-size-complex="10pt"/>
    </style:style>
    <style:style style:name="T75" style:parent-style-name="Fonteparág.padrão" style:family="text">
      <style:text-properties style:font-name="Courier New" fo:font-size="10pt" style:font-size-asian="10pt" style:font-size-complex="10pt"/>
    </style:style>
    <style:style style:name="P76" style:parent-style-name="Standard" style:family="paragraph">
      <style:paragraph-properties fo:text-align="justify"/>
    </style:style>
    <style:style style:name="T77" style:parent-style-name="Fonteparág.padrão" style:family="text">
      <style:text-properties style:font-name="Courier New" fo:font-size="10pt" style:font-size-asian="10pt" style:font-size-complex="10pt"/>
    </style:style>
    <style:style style:name="T78" style:parent-style-name="Fonteparág.padrão" style:family="text">
      <style:text-properties style:font-name="Courier New" fo:font-size="10pt" style:font-size-asian="10pt" style:font-size-complex="10pt"/>
    </style:style>
    <style:style style:name="T79" style:parent-style-name="Fonteparág.padrão" style:family="text">
      <style:text-properties style:font-name="Courier New" fo:color="#999999" fo:font-size="10pt" style:font-size-asian="10pt" style:font-size-complex="10pt"/>
    </style:style>
    <style:style style:name="T80" style:parent-style-name="Fonteparág.padrão" style:family="text">
      <style:text-properties style:font-name="Courier New" fo:font-size="10pt" style:font-size-asian="10pt" style:font-size-complex="10pt"/>
    </style:style>
    <style:style style:name="P81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82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justify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8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90" style:parent-style-name="Standard" style:family="paragraph">
      <style:paragraph-properties fo:text-align="justify"/>
    </style:style>
    <style:style style:name="P91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92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93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98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9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0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0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0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0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0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0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0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07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08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09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10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11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12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1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1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1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1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1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1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1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2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2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22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23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24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25" style:parent-style-name="Standard" style:family="paragraph">
      <style:paragraph-properties fo:text-align="justify"/>
    </style:style>
    <style:style style:name="T126" style:parent-style-name="Fonteparág.padrão" style:family="text">
      <style:text-properties style:font-name="Courier New" fo:font-size="10pt" style:font-size-asian="10pt" style:font-size-complex="10pt"/>
    </style:style>
    <style:style style:name="T127" style:parent-style-name="Fonteparág.padrão" style:family="text">
      <style:text-properties style:font-name="Courier New" fo:color="#999999" fo:font-size="10pt" style:font-size-asian="10pt" style:font-size-complex="10pt"/>
    </style:style>
    <style:style style:name="T128" style:parent-style-name="Fonteparág.padrão" style:family="text">
      <style:text-properties style:font-name="Courier New" fo:font-size="10pt" style:font-size-asian="10pt" style:font-size-complex="10pt"/>
    </style:style>
    <style:style style:name="P129" style:parent-style-name="Standard" style:family="paragraph">
      <style:paragraph-properties fo:text-align="justify"/>
    </style:style>
    <style:style style:name="T130" style:parent-style-name="Fonteparág.padrão" style:family="text">
      <style:text-properties style:font-name="Courier New" fo:font-size="10pt" style:font-size-asian="10pt" style:font-size-complex="10pt"/>
    </style:style>
    <style:style style:name="T131" style:parent-style-name="Fonteparág.padrão" style:family="text">
      <style:text-properties style:font-name="Courier New" fo:color="#999999" fo:font-size="10pt" style:font-size-asian="10pt" style:font-size-complex="10pt"/>
    </style:style>
    <style:style style:name="T132" style:parent-style-name="Fonteparág.padrão" style:family="text">
      <style:text-properties style:font-name="Courier New" fo:font-size="10pt" style:font-size-asian="10pt" style:font-size-complex="10pt"/>
    </style:style>
    <style:style style:name="P133" style:parent-style-name="Standard" style:family="paragraph">
      <style:paragraph-properties fo:text-align="justify"/>
    </style:style>
    <style:style style:name="T134" style:parent-style-name="Fonteparág.padrão" style:family="text">
      <style:text-properties style:font-name="Courier New" fo:font-size="10pt" style:font-size-asian="10pt" style:font-size-complex="10pt"/>
    </style:style>
    <style:style style:name="T135" style:parent-style-name="Fonteparág.padrão" style:family="text">
      <style:text-properties style:font-name="Courier New" fo:font-size="10pt" style:font-size-asian="10pt" style:font-size-complex="10pt"/>
    </style:style>
    <style:style style:name="T136" style:parent-style-name="Fonteparág.padrão" style:family="text">
      <style:text-properties style:font-name="Courier New" fo:color="#999999" fo:font-size="10pt" style:font-size-asian="10pt" style:font-size-complex="10pt"/>
    </style:style>
    <style:style style:name="T137" style:parent-style-name="Fonteparág.padrão" style:family="text">
      <style:text-properties style:font-name="Courier New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4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4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4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4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4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4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4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4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49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50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51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52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53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54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55" style:parent-style-name="Standard" style:family="paragraph">
      <style:paragraph-properties fo:text-align="justify"/>
    </style:style>
    <style:style style:name="T156" style:parent-style-name="Fonteparág.padrão" style:family="text">
      <style:text-properties style:font-name="Courier New" fo:font-size="10pt" style:font-size-asian="10pt" style:font-size-complex="10pt"/>
    </style:style>
    <style:style style:name="T157" style:parent-style-name="Fonteparág.padrão" style:family="text">
      <style:text-properties style:font-name="Courier New" fo:font-size="10pt" style:font-size-asian="10pt" style:font-size-complex="10pt"/>
    </style:style>
    <style:style style:name="P158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59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6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6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6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6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6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6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66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67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68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69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70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71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72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73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7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7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7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7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7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7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8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8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82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Courier New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9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9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9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94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195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196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197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198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199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200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201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202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203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20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0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0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0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0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0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1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1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1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1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1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15" style:parent-style-name="Standard" style:family="paragraph">
      <style:paragraph-properties fo:text-align="justify"/>
    </style:style>
    <style:style style:name="T216" style:parent-style-name="Fonteparág.padrão" style:family="text">
      <style:text-properties style:font-name="Times New Roman" style:font-name-complex="Times New Roman"/>
    </style:style>
    <style:style style:name="P21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18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219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220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22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2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2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24" style:parent-style-name="Standard" style:family="paragraph">
      <style:paragraph-properties fo:text-align="justify"/>
      <style:text-properties style:font-name="Courier New" style:font-name-complex="Courier New"/>
    </style:style>
    <style:style style:name="P225" style:parent-style-name="Standard" style:family="paragraph">
      <style:paragraph-properties fo:text-align="justify"/>
      <style:text-properties style:font-name="Courier New" style:font-name-complex="Courier New"/>
    </style:style>
    <style:style style:name="P226" style:parent-style-name="Standard" style:family="paragraph">
      <style:paragraph-properties fo:text-align="justify"/>
      <style:text-properties style:font-name="Courier New" style:font-name-complex="Courier New"/>
    </style:style>
    <style:style style:name="P227" style:parent-style-name="Standard" style:family="paragraph">
      <style:paragraph-properties fo:text-align="justify"/>
      <style:text-properties style:font-name="Courier New" style:font-name-complex="Courier New"/>
    </style:style>
    <style:style style:name="P228" style:parent-style-name="Standard" style:family="paragraph">
      <style:paragraph-properties fo:text-align="justify"/>
      <style:text-properties style:font-name="Courier New" style:font-name-complex="Courier New"/>
    </style:style>
    <style:style style:name="P229" style:parent-style-name="Standard" style:family="paragraph">
      <style:paragraph-properties fo:text-align="justify"/>
      <style:text-properties style:font-name="Courier New" style:font-name-complex="Courier New"/>
    </style:style>
    <style:style style:name="P230" style:parent-style-name="Standard" style:family="paragraph">
      <style:paragraph-properties fo:text-align="justify"/>
      <style:text-properties style:font-name="Courier New" style:font-name-complex="Courier New"/>
    </style:style>
    <style:style style:name="P231" style:parent-style-name="Standard" style:family="paragraph">
      <style:paragraph-properties fo:text-align="justify"/>
      <style:text-properties style:font-name="Courier New" style:font-name-complex="Courier New"/>
    </style:style>
    <style:style style:name="P232" style:parent-style-name="Standard" style:family="paragraph">
      <style:paragraph-properties fo:text-align="justify"/>
      <style:text-properties style:font-name="Courier New" style:font-name-complex="Courier New"/>
    </style:style>
    <style:style style:name="P233" style:parent-style-name="Standard" style:family="paragraph">
      <style:paragraph-properties fo:text-align="justify"/>
      <style:text-properties style:font-name="Courier New" style:font-name-complex="Courier New"/>
    </style:style>
    <style:style style:name="P234" style:parent-style-name="Standard" style:family="paragraph">
      <style:paragraph-properties fo:text-align="justify"/>
      <style:text-properties style:font-name="Courier New" style:font-name-complex="Courier New"/>
    </style:style>
    <style:style style:name="P235" style:parent-style-name="Standard" style:family="paragraph">
      <style:paragraph-properties fo:text-align="justify"/>
      <style:text-properties style:font-name="Courier New" style:font-name-complex="Courier New"/>
    </style:style>
    <style:style style:name="P236" style:parent-style-name="Standard" style:family="paragraph">
      <style:paragraph-properties fo:text-align="justify"/>
      <style:text-properties style:font-name="Courier New" style:font-name-complex="Courier New"/>
    </style:style>
    <style:style style:name="P237" style:parent-style-name="Standard" style:family="paragraph">
      <style:paragraph-properties fo:text-align="justify"/>
      <style:text-properties style:font-name="Courier New" style:font-name-complex="Courier New"/>
    </style:style>
    <style:style style:name="P238" style:parent-style-name="Standard" style:family="paragraph">
      <style:paragraph-properties fo:text-align="justify"/>
      <style:text-properties style:font-name="Courier New" style:font-name-complex="Courier New"/>
    </style:style>
    <style:style style:name="P239" style:parent-style-name="Standard" style:family="paragraph">
      <style:paragraph-properties fo:text-align="justify"/>
      <style:text-properties style:font-name="Courier New" style:font-name-complex="Courier New"/>
    </style:style>
    <style:style style:name="P240" style:parent-style-name="Standard" style:family="paragraph">
      <style:paragraph-properties fo:text-align="justify"/>
      <style:text-properties style:font-name="Courier New" style:font-name-complex="Courier New"/>
    </style:style>
    <style:style style:name="P241" style:parent-style-name="Standard" style:family="paragraph">
      <style:paragraph-properties fo:text-align="justify"/>
      <style:text-properties style:font-name="Courier New" style:font-name-complex="Courier New"/>
    </style:style>
    <style:style style:name="P242" style:parent-style-name="Standard" style:family="paragraph">
      <style:paragraph-properties fo:text-align="justify"/>
      <style:text-properties style:font-name="Courier New" style:font-name-complex="Courier New"/>
    </style:style>
    <style:style style:name="P243" style:parent-style-name="Standard" style:family="paragraph">
      <style:paragraph-properties fo:text-align="justify"/>
      <style:text-properties style:font-name="Courier New" style:font-name-complex="Courier New"/>
    </style:style>
    <style:style style:name="P244" style:parent-style-name="Standard" style:family="paragraph">
      <style:paragraph-properties fo:text-align="justify"/>
      <style:text-properties style:font-name="Courier New" style:font-name-complex="Courier New"/>
    </style:style>
    <style:style style:name="P245" style:parent-style-name="Standard" style:family="paragraph">
      <style:paragraph-properties fo:text-align="justify"/>
      <style:text-properties style:font-name="Courier New" style:font-name-complex="Courier New"/>
    </style:style>
    <style:style style:name="P246" style:parent-style-name="Standard" style:family="paragraph">
      <style:paragraph-properties fo:text-align="justify"/>
      <style:text-properties style:font-name="Courier New" style:font-name-complex="Courier New"/>
    </style:style>
    <style:style style:name="P247" style:parent-style-name="Standard" style:family="paragraph">
      <style:paragraph-properties fo:text-align="justify"/>
      <style:text-properties style:font-name="Courier New" style:font-name-complex="Courier New"/>
    </style:style>
    <style:style style:name="P248" style:parent-style-name="Normal" style:family="paragraph">
      <style:text-properties style:font-name="Courier New" style:font-name-complex="Courier New"/>
    </style:style>
    <style:style style:name="P24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5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5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52" style:parent-style-name="Standard" style:family="paragraph">
      <style:paragraph-properties fo:text-align="justify"/>
      <style:text-properties style:font-name="Courier New" style:font-name-complex="Courier New"/>
    </style:style>
    <style:style style:name="P253" style:parent-style-name="Standard" style:family="paragraph">
      <style:paragraph-properties fo:text-align="justify"/>
      <style:text-properties style:font-name="Courier New" style:font-name-complex="Courier New"/>
    </style:style>
    <style:style style:name="P254" style:parent-style-name="Standard" style:family="paragraph">
      <style:paragraph-properties fo:text-align="justify"/>
      <style:text-properties style:font-name="Courier New" style:font-name-complex="Courier New"/>
    </style:style>
    <style:style style:name="P255" style:parent-style-name="Standard" style:family="paragraph">
      <style:paragraph-properties fo:text-align="justify"/>
      <style:text-properties style:font-name="Courier New" style:font-name-complex="Courier New"/>
    </style:style>
    <style:style style:name="P256" style:parent-style-name="Standard" style:family="paragraph">
      <style:paragraph-properties fo:text-align="justify"/>
      <style:text-properties style:font-name="Courier New" style:font-name-complex="Courier New"/>
    </style:style>
    <style:style style:name="P257" style:parent-style-name="Standard" style:family="paragraph">
      <style:paragraph-properties fo:text-align="justify"/>
      <style:text-properties style:font-name="Courier New" style:font-name-complex="Courier New"/>
    </style:style>
    <style:style style:name="P258" style:parent-style-name="Standard" style:family="paragraph">
      <style:paragraph-properties fo:text-align="justify"/>
      <style:text-properties style:font-name="Courier New" style:font-name-complex="Courier New"/>
    </style:style>
    <style:style style:name="P259" style:parent-style-name="Standard" style:family="paragraph">
      <style:paragraph-properties fo:text-align="justify"/>
      <style:text-properties style:font-name="Courier New" style:font-name-complex="Courier New"/>
    </style:style>
    <style:style style:name="P26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6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6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6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6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6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66" style:parent-style-name="Standard" style:family="paragraph">
      <style:paragraph-properties fo:text-align="justify"/>
    </style:style>
    <style:style style:name="P267" style:parent-style-name="Standard" style:family="paragraph">
      <style:paragraph-properties fo:text-align="justify"/>
    </style:style>
    <style:style style:name="P268" style:parent-style-name="Standard" style:family="paragraph">
      <style:paragraph-properties fo:text-align="justify"/>
    </style:style>
  </office:automatic-styles>
  <office:body>
    <office:text text:use-soft-page-breaks="true">
      <text:p text:style-name="P1">===============</text:p>
      <text:p text:style-name="P3">Curso SpringMVC</text:p>
      <text:p text:style-name="P4">===============</text:p>
      <text:p text:style-name="P5"/>
      <text:p text:style-name="P6">Eclipse</text:p>
      <text:p text:style-name="P7">MariaDB - HeidiSQL</text:p>
      <text:p text:style-name="P8">Java</text:p>
      <text:p text:style-name="P9"/>
      <text:p text:style-name="P10">Aplicação Web, utilizando um Servlet</text:p>
      <text:p text:style-name="P11">Padrão de projeto chamado MVC, separação de responsabilidades da lógica da aplicação através de um<text:s/>Controller, que receberá as requisições e redirecionará para uma Action específica, que sabe qual Modelo/Classe deverá ser utilizada para responder o usuário.</text:p>
      <text:p text:style-name="P12"/>
      <text:p text:style-name="P13">Ex.: Uma requisição para: localhost:8080/pedidos; um Get para /pedidos</text:p>
      <text:p text:style-name="P14"/>
      <text:p text:style-name="P15">A requisição chegará para o Servlet, que verificará qual o path que está sendo chamado (/pedidos), e identificará qual a Action que sabe responder isso, e aí pegará o HttpServletRequest, enviará para essa Action que, no modelo, usará o pedido service para pegar/dar um get.Pedidos, e retornará do banco de dados. O Modelo vai no banco de dados e pega a lista de pedidos que está cadastrada.</text:p>
      <text:p text:style-name="P16"/>
      <text:p text:style-name="P17">Dado que a Action já retornou essa informação, o que a Servlet precisa fazer é redirecionar isso para a JSP específica para processar essa requisição, que tem a inteligência de pegar a lista que foi recuperada pela Action através do Modelo e gerar um html que vai ser enviado para o usuário.</text:p>
      <text:p text:style-name="P18"/>
      <text:p text:style-name="P19">Aqui temos a separação utilizando Spring MVC.</text:p>
      <text:p text:style-name="P20"/>
      <text:p text:style-name="P21">SpringBoot já vem com o Tomcat integrado.</text:p>
      <text:p text:style-name="P22"/>
      <text:p text:style-name="P23">Servlet:<text:s/>projeto Spring MVC, já pré configurado junto com o SpringBoot.</text:p>
      <text:p text:style-name="P24"/>
      <text:p text:style-name="P25">As requisições batem no Spring MVC, e não sabe chegar no pedido.</text:p>
      <text:p text:style-name="P26"/>
      <text:p text:style-name="P27">Para integrar o Modelo com o Spring MVC, é necessário criar um Controller, que é uma classe, e cada método dessas classes Controllers são Actions diferentes.</text:p>
      <text:p text:style-name="P28"/>
      <text:p text:style-name="P29">Ex.: localhost:8080/pedido, vai bater no PedidoController e vai retornar do Modelo uma lista de pedidos, e ele vai adicionar isso na requisição do usuário para ser processado na view, para a view poder gerar uma tela/interface para o usuário, que nesse caso será utilizado o Thymeleaf, junto com uma ExpressionLanguage e uma bliblioteca de CSS chamada Bootstrap, que irá fornecer o Layout da aplicação, que ajusta a tela para diferentes tipos de dispositivos.</text:p>
      <text:p text:style-name="P30"/>
      <text:p text:style-name="P31">Início do projeto<text:s/>com SpringBoot, utilizando SpringMVC (Um framework Java que ajuda no desenvolvimento de aplicações Web, o Spring MVC facilita o trabalho com o protocolo HTTP e a criação de HTML dinamicamente, seguindo boas práticas de desenvolvimento.</text:p>
      <text:p text:style-name="P32"/>
      <text:p text:style-name="P33">www.spring.io</text:p>
      <text:p text:style-name="P34">Menu<text:s/>Projects</text:p>
      <text:p text:style-name="P35">SpringBoot integrado com SpringFramewrok (SpringMVC)</text:p>
      <text:p text:style-name="P36"/>
      <text:p text:style-name="P37">Learn/ Reference Doc/ Getting Started/ Maven Project</text:p>
      <text:p text:style-name="P38">Dependências a serem adicionadas:</text:p>
      <text:p text:style-name="P39"/>
      <text:p text:style-name="P40">Spring Web: SpringMVC configurado, com RESTful, Tomcat</text:p>
      <text:p text:style-name="P41">Thymeleaf: Gerenciar as views, gerar html</text:p>
      <text:p text:style-name="P42">SpringBoot DevTolls: Faz o restart da aplicação enquanto estamos programando logo que ele detecta alguma modificação, ele agiliza a programação porque evita de ter que ficar derrubando servidor e subindo novamente.</text:p>
      <text:p text:style-name="P43"/>
      <text:p text:style-name="P44">Generate</text:p>
      <text:p text:style-name="P45">Feito isso, descompacte o arquivo na pasta do WorkSpace e importe o projeto.</text:p>
      <text:p text:style-name="P46"/>
      <text:p text:style-name="P47">No Eclipse: Import/Maven</text:p>
      <text:p text:style-name="P48">Existing Maven Projects</text:p>
      <text:p text:style-name="P49">Pasta<text:s/>Mudi</text:p>
      <text:p text:style-name="P50"/>
      <text:p text:style-name="P51">Todas as dependências que estão no pom.xml serão baixadas.</text:p>
      <text:p text:style-name="P52"/>
      <text:p text:style-name="P53">&lt;dependencies&gt;</text:p>
      <text:p text:style-name="P54"><text:tab/>&lt;dependency&gt;</text:p>
      <text:p text:style-name="P55"><text:tab/><text:tab/>...</text:p>
      <text:p text:style-name="P56"><text:tab/>&lt;/dependency&gt;</text:p>
      <text:p text:style-name="P57">&lt;/dependencies&gt;</text:p>
      <text:p text:style-name="P58"/>
      <text:p text:style-name="P59">Foi criado uma classe chamada MudiApplication com o método main, que ao rodar a aplicação, já vai subir com Tomcat<text:s/>configurado.</text:p>
      <text:p text:style-name="P60"/>
      <text:p text:style-name="P61">==============================</text:p>
      <text:p text:style-name="P62">Criação do Primeiro Controller</text:p>
      <text:p text:style-name="P63">==============================</text:p>
      <text:p text:style-name="P64"/>
      <text:p text:style-name="P65">Criar a primeira tela, o primeiro Controller e mandar as informações do Controller pra tela processando com o Thymeleaf.</text:p>
      <text:p text:style-name="P66"/>
      <text:p text:style-name="P67">Criar uma classe HelloController, no package controller, onde serão adicionadas as nossas actions</text:p>
      <text:p text:style-name="P68"/>
      <text:p text:style-name="P69">Vamos criar um método (uma action), que retorna uma String, chamada de hello, que vai processar uma requisição do usuário e redirecionar para uma detemrinada view, no caso uma view chamada "hello". A view vai ser um html, que por padrão, já que estamos trabalhando com Thymeleaf (por padrão, as páginas no Thymeleaf são html normais), SpringBoot e SpringMVC, ele já configura uma pasta chamada templates, dentro de src/main/resources, onde<text:s/>deverá ser criada uma página chamada de hello.html:</text:p>
      <text:p text:style-name="P70"/>
      <text:p text:style-name="P71">puclic class HelloController {</text:p>
      <text:p text:style-name="P72"><text:span text:style-name="T73"><text:tab/>public String hello /</text:span><text:span text:style-name="T74">*action*/</text:span><text:span text:style-name="T75">(){</text:span></text:p>
      <text:p text:style-name="P76"><text:span text:style-name="T77"><text:tab/></text:span><text:span text:style-name="T78"><text:tab/>return "hello"<text:s/></text:span><text:span text:style-name="T79">/*nome da view*/</text:span><text:span text:style-name="T80">;</text:span></text:p>
      <text:p text:style-name="P81"><text:tab/>}</text:p>
      <text:p text:style-name="P82">}</text:p>
      <text:p text:style-name="P83"/>
      <text:p text:style-name="P84"/>
      <text:p text:style-name="P85"/>
      <text:p text:style-name="P86"/>
      <text:p text:style-name="P87"/>
      <text:p text:style-name="P88">Na pasta src/main/resources/templates será criado um arquivo html com o nome de<text:s/>hello.html:</text:p>
      <text:p text:style-name="P89"/>
      <text:p text:style-name="P90">======================================</text:p>
      <text:p text:style-name="P91">&lt;html&gt;</text:p>
      <text:p text:style-name="P92"><text:tab/>&lt;head&gt;</text:p>
      <text:p text:style-name="P93"><text:tab/><text:tab/>&lt;meta charset="UTF-8/&gt;</text:p>
      <text:p text:style-name="P94"><text:tab/>&lt;/head&gt;</text:p>
      <text:p text:style-name="P95"><text:tab/>&lt;body&gt;</text:p>
      <text:p text:style-name="P96"><text:tab/><text:tab/>oi</text:p>
      <text:p text:style-name="P97"><text:tab/>&lt;/body&gt;</text:p>
      <text:p text:style-name="P98">&lt;/html&gt;</text:p>
      <text:p text:style-name="P99">======================================</text:p>
      <text:p text:style-name="P100"/>
      <text:p text:style-name="P101">Como se chegar nessa view?</text:p>
      <text:p text:style-name="P102">A requisição que bate no Spring tem que ser redirecionada<text:s/>para esse método hello() que é uma action, ou seja, as actions são métodos de classes Controllers e o retorno dessa action é o nome da view que deve ser processada, cuja a requisição deve ser redirecionada para gerar o html que vai ser devolvido para o usuário.</text:p>
      <text:p text:style-name="P103"/>
      <text:p text:style-name="P104">Para integrar a nossa classe HelloController a nossa aplicação com o Spring, é utilizada a anotação @Controller. Quando uma classe é anotada com o @Controller, ela passa a ser gerenciada pelo Spring.</text:p>
      <text:p text:style-name="P105"/>
      <text:p text:style-name="P106">===============================</text:p>
      <text:p text:style-name="P107">@Controller</text:p>
      <text:p text:style-name="P108">puclic class HelloController {</text:p>
      <text:p text:style-name="P109"><text:tab/>public String hello(){</text:p>
      <text:p text:style-name="P110"><text:tab/><text:tab/>return "hello";</text:p>
      <text:p text:style-name="P111"><text:tab/>}</text:p>
      <text:p text:style-name="P112">}</text:p>
      <text:p text:style-name="P113">===============================</text:p>
      <text:p text:style-name="P114"/>
      <text:p text:style-name="P115">Cada método é uma action que o Spring vai mapear as requisições para bater nos métodos dos nossos controllers, que podem ser vários.</text:p>
      <text:p text:style-name="P116"/>
      <text:p text:style-name="P117">Nesse<text:s/>caso, estamos fazendo uma requisição, utilizando um método get para hello.</text:p>
      <text:p text:style-name="P118"/>
      <text:p text:style-name="P119">Para que essa requisição get chamada de hello avise o Spring que ao receber o método /hello, chame o método que vai processar, deve ser utilizado a anotação @GetMapping e dentro da<text:s/>anotação, deve ser passado como parâmetro o path que deve ser chamado para bater no médoto hello(), que até o momento está apenas retornando a String "hello", que é o nome da view, com a mensagem "oi".</text:p>
      <text:p text:style-name="P120"/>
      <text:p text:style-name="P121">===============================</text:p>
      <text:p text:style-name="P122">@Controller</text:p>
      <text:p text:style-name="P123">puclic class HelloController {</text:p>
      <text:p text:style-name="P124"/>
      <text:p text:style-name="P125"><text:span text:style-name="T126"><text:tab/>@GetMapping("/hello"<text:s/></text:span><text:span text:style-name="T127">/*path*/</text:span><text:span text:style-name="T128">)</text:span></text:p>
      <text:p text:style-name="P129"><text:span text:style-name="T130"><text:tab/>public String hello<text:s/></text:span><text:span text:style-name="T131">/*action*/</text:span><text:span text:style-name="T132">(){</text:span></text:p>
      <text:p text:style-name="P133"><text:span text:style-name="T134"><text:tab/></text:span><text:span text:style-name="T135"><text:tab/>return "hello"<text:s/></text:span><text:span text:style-name="T136">/*view*/</text:span><text:span text:style-name="T137">;</text:span></text:p>
      <text:p text:style-name="P138"><text:tab/>}</text:p>
      <text:p text:style-name="P139">}</text:p>
      <text:p text:style-name="P140">Para adicionar informações como valores e variáveis a partir das nossas actions para que possam ser lidos na view, ou seja, como as views recebem as informações, podemos utilizar a interface Model.</text:p>
      <text:p text:style-name="P141"/>
      <text:p text:style-name="P142">Com a Interface Model, conseguimos adicionar atributos que já vão ser acessados pela view.</text:p>
      <text:p text:style-name="P143"/>
      <text:p text:style-name="P144">Nós não precisamos utilizar o método HttpServletRequest porque o Spring nos dá a Interface Model,<text:s/>onde podemos adicionar valores nele chamando o método add.Attribute(atributo/variável, valor).</text:p>
      <text:p text:style-name="P145"/>
      <text:p text:style-name="P146">A Interface Model funciona da mesma forma que o HttpServletRequest, mas sem precisar utilizar a camada mais abaixo, que é a camada de Servlets, fazendo com que<text:s/>permaneçamos no nível do Spring.</text:p>
      <text:p text:style-name="P147"/>
      <text:p text:style-name="P148">===================================================</text:p>
      <text:p text:style-name="P149">@Controller</text:p>
      <text:p text:style-name="P150">puclic class HelloController {</text:p>
      <text:p text:style-name="P151"/>
      <text:p text:style-name="P152"><text:tab/>@GetMapping("/hello")</text:p>
      <text:p text:style-name="P153"><text:tab/>public String hello(Model model){</text:p>
      <text:p text:style-name="P154"><text:tab/><text:tab/>model.addAttribute("nome", "Mundo");</text:p>
      <text:p text:style-name="P155"><text:span text:style-name="T156"><text:tab/></text:span><text:span text:style-name="T157"><text:tab/>return "hello";</text:span></text:p>
      <text:p text:style-name="P158"><text:tab/>}</text:p>
      <text:p text:style-name="P159">}</text:p>
      <text:p text:style-name="P160">===================================================</text:p>
      <text:p text:style-name="P161"/>
      <text:p text:style-name="P162">Os valores passados no Model podem ser acessados na camada de visão usando o Thymeleaf, por exemplo:</text:p>
      <text:p text:style-name="P163"/>
      <text:p text:style-name="P164">Sem o Thymeleaf:</text:p>
      <text:p text:style-name="P165">======================================</text:p>
      <text:p text:style-name="P166">&lt;html&gt;</text:p>
      <text:p text:style-name="P167"><text:tab/>&lt;head&gt;</text:p>
      <text:p text:style-name="P168"><text:tab/><text:tab/>&lt;meta charset="UTF-8/&gt;</text:p>
      <text:p text:style-name="P169"><text:tab/>&lt;/head&gt;</text:p>
      <text:p text:style-name="P170"><text:tab/>&lt;body&gt;</text:p>
      <text:p text:style-name="P171"><text:tab/><text:tab/>oi &lt;span&gt;João&lt;/span&gt;</text:p>
      <text:p text:style-name="P172"><text:tab/>&lt;/body&gt;</text:p>
      <text:p text:style-name="P173">&lt;/htm&gt;</text:p>
      <text:p text:style-name="P174">======================================</text:p>
      <text:p text:style-name="P175"/>
      <text:p text:style-name="P176">Se for atualizado o localhost:8080/hello, será apresentado a mensagem "Oi João".</text:p>
      <text:p text:style-name="P177"/>
      <text:p text:style-name="P178">Para que o Thymeleaf substiua o valor atual pelo atributo/variável "nome", tem que<text:s/>ser utilizado a propriedade do Thymeleaf (th:text"${variável}"):</text:p>
      <text:p text:style-name="P179"/>
      <text:p text:style-name="P180">Com o Thymeleaf:</text:p>
      <text:p text:style-name="P181">======================================</text:p>
      <text:p text:style-name="P182">&lt;html&gt;</text:p>
      <text:p text:style-name="P183"><text:tab/>&lt;head&gt;</text:p>
      <text:p text:style-name="P184"><text:tab/><text:tab/>&lt;meta charset="UTF-8/&gt;</text:p>
      <text:p text:style-name="P185"><text:tab/>&lt;/head&gt;</text:p>
      <text:p text:style-name="P186"><text:tab/>&lt;body&gt;</text:p>
      <text:p text:style-name="P187"><text:tab/><text:tab/>oi &lt;span th:text="${nome}"&gt;João&lt;/span&gt; (valor que será<text:s/>substituído pelo Thymeleaf(</text:p>
      <text:p text:style-name="P188"><text:tab/>&lt;/body&gt;</text:p>
      <text:p text:style-name="P189">&lt;/html&gt;</text:p>
      <text:p text:style-name="P190">======================================</text:p>
      <text:p text:style-name="P191"/>
      <text:p text:style-name="P192">Agora, ao atualizar o localhost:8080/hello, será apresentado a mensagem "Oi Mundo". O Thymeleaf processou o html e substituiu o valor contido dentro do &lt;span th:text=”${nome}”&gt;João&lt;/span&gt; (João) pelo valor que ele pegou no atributo/variável model "nome" (th:text="${nome}").</text:p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>==================</text:p>
      <text:p text:style-name="P202">Nessa aula aprendemos:</text:p>
      <text:p text:style-name="P203">==================</text:p>
      <text:p text:style-name="P204"/>
      <text:p text:style-name="P205">Para gerar o projeto usamos o Spring Initialzr: https://start.spring.io/</text:p>
      <text:p text:style-name="P206">Usamos o Spring Boot para inicializar a aplicação e rodar o Tomcat</text:p>
      <text:p text:style-name="P207">Spring Boot já tem o servlet container Tomcat embutido</text:p>
      <text:p text:style-name="P208">Spring MVC segue o padrão arquitetural Model-View-Controller</text:p>
      <text:p text:style-name="P209">O servlet do Spring MVC recebe as requisições e delega para controllers mais específicos</text:p>
      <text:p text:style-name="P210">Como View, o Spring MVC usa Thymefeaf</text:p>
      <text:p text:style-name="P211">O Thymeleaf é uma alternativa a tecnologia JSP, serve para gerar HTML dinamicamente</text:p>
      <text:p text:style-name="P212">Thymeleaf tem a vantagem de usar atributos para definir a expression language</text:p>
      <text:p text:style-name="P213">Para definir uma classe que responde uma requisição HTTP, usamos as anotações:</text:p>
      <text:p text:style-name="P214">@Controller, @GetMapping entre outras opções</text:p>
      <text:p text:style-name="P215"><text:span text:style-name="T216">Métodos que atendem requisições HTTP são chamados de action.</text:span></text:p>
      <text:p text:style-name="P217"/>
      <text:p text:style-name="P218">==============</text:p>
      <text:p text:style-name="P219">Criando o Modelo</text:p>
      <text:p text:style-name="P220">==============</text:p>
      <text:p text:style-name="P221"/>
      <text:p text:style-name="P222">A partir do conhecimento de criação dos Controllers e Views, ou seja, enviar a partir dos Controllers informações que as<text:s/>views podem acessar através das SpringExpressionsLanguages, criaremos<text:s/>um novo template com o nome de<text:s/>home.html, onde faremos a listagem dos pedidos<text:s/>dentro<text:s/>de uma &lt;div&gt; dentro<text:s/>do<text:s/>&lt;body&gt;, que representa a divisão do pedido em si, de um determinado pedido e ela vai se repetir, sendo que o conteúdo é alterado.<text:s/>Ainda sem acessar o back-end.</text:p>
      <text:p text:style-name="P223"/>
      <text:p text:style-name="P224">==============================================================</text:p>
      <text:p text:style-name="P225">&lt;html&gt;</text:p>
      <text:p text:style-name="P226"><text:tab/>&lt;head&gt;</text:p>
      <text:p text:style-name="P227"><text:tab/><text:tab/>&lt;meta charset="UTF-8"&gt;</text:p>
      <text:p text:style-name="P228"><text:tab/>&lt;/head&gt;</text:p>
      <text:p text:style-name="P229"><text:tab/>&lt;body&gt;</text:p>
      <text:p text:style-name="P230"><text:tab/><text:tab/>&lt;div&gt;Nome do Produto&lt;/div&gt;</text:p>
      <text:p text:style-name="P231"><text:tab/><text:tab/>&lt;div&gt;Valor: &lt;span&gt;200,99&lt;/span&gt;&lt;/div&gt;</text:p>
      <text:p text:style-name="P232"><text:tab/><text:tab/>&lt;div&gt;Data de entrega: &lt;span&gt;10/02/2020&lt;/span&gt;&lt;/div&gt;</text:p>
      <text:p text:style-name="P233"><text:tab/><text:tab/></text:p>
      <text:p text:style-name="P234"><text:tab/><text:tab/>&lt;div&gt;Produto&lt;/div&gt;</text:p>
      <text:p text:style-name="P235"><text:tab/><text:tab/>&lt;div&gt;url do produto&lt;/div&gt;</text:p>
      <text:p text:style-name="P236"><text:tab/><text:tab/></text:p>
      <text:p text:style-name="P237"><text:tab/><text:tab/>&lt;div&gt;Descrição&lt;/div&gt;</text:p>
      <text:p text:style-name="P238"><text:tab/><text:tab/><text:tab/>&lt;div&gt;</text:p>
      <text:p text:style-name="P239"><text:tab/><text:tab/><text:tab/><text:tab/>&lt;textarea&gt;descrição do pedido&lt;/textarea&gt;</text:p>
      <text:p text:style-name="P240"><text:tab/><text:tab/><text:tab/>&lt;/div&gt;</text:p>
      <text:p text:style-name="P241"><text:tab/><text:tab/></text:p>
      <text:p text:style-name="P242"><text:tab/><text:tab/>&lt;div&gt;</text:p>
      <text:p text:style-name="P243"><text:tab/><text:tab/><text:tab/>&lt;img src=""/&gt;</text:p>
      <text:p text:style-name="P244"><text:tab/><text:tab/>&lt;/div&gt;</text:p>
      <text:p text:style-name="P245"><text:tab/></text:p>
      <text:p text:style-name="P246"><text:tab/>&lt;/body&gt;</text:p>
      <text:p text:style-name="P247">&lt;/html&gt;</text:p>
      <text:p text:style-name="P248">==============================================================</text:p>
      <text:p text:style-name="P249"/>
      <text:p text:style-name="P250"><text:s/>Para conseguir acessar o back-end sem ser direto, precisamos criar uma Classe Controller. Com isso, conseguimos acessar pelo processamento do próprio Spring, pelo Web Browser, através do localhost:8080/home:</text:p>
      <text:p text:style-name="P251"/>
      <text:p text:style-name="P252">======================================</text:p>
      <text:p text:style-name="P253">@Controller</text:p>
      <text:p text:style-name="P254">public class HomeController {</text:p>
      <text:p text:style-name="P255"><text:tab/></text:p>
      <text:p text:style-name="P256"><text:tab/>@GetMapping("/home")</text:p>
      <text:p text:style-name="P257"><text:tab/>public String home() {</text:p>
      <text:p text:style-name="P258"><text:tab/><text:tab/>return "home";</text:p>
      <text:p text:style-name="P259">======================================</text:p>
      <text:p text:style-name="P260"/>
      <text:p text:style-name="P261">Os conteúdos serão apresentados da mesma forma porque ainda não estamos processando nada no nosso front-end</text:p>
      <text:p text:style-name="P262"/>
      <text:p text:style-name="P263"/>
      <text:p text:style-name="P264"/>
      <text:p text:style-name="P265"/>
      <text:p text:style-name="P266"/>
      <text:p text:style-name="P267"/>
      <text:p text:style-name="P2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ncisco Berti</dc:creator>
    <meta:creation-date>2021-02-26T17:00:00Z</meta:creation-date>
    <dc:date>2021-02-28T23:38:00Z</dc:date>
    <meta:template xlink:href="Normal" xlink:type="simple"/>
    <meta:editing-cycles>25</meta:editing-cycles>
    <meta:editing-duration>PT9240S</meta:editing-duration>
    <meta:document-statistic meta:page-count="1" meta:paragraph-count="20" meta:word-count="1578" meta:character-count="10083" meta:row-count="71" meta:non-whitespace-character-count="8525"/>
  </office:meta>
</office:document-meta>
</file>